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24cm" svg:y1="3.032cm" svg:x2="4.08cm" svg:y2="3.032cm">
          <text:p/>
        </draw:line>
        <draw:line draw:style-name="gr1" draw:text-style-name="P1" draw:layer="layout" svg:x1="1cm" svg:y1="3.032cm" svg:x2="2.524cm" svg:y2="3.032cm">
          <text:p/>
        </draw:line>
        <draw:line draw:style-name="gr1" draw:text-style-name="P1" draw:layer="layout" svg:x1="1cm" svg:y1="2.27cm" svg:x2="2.651cm" svg:y2="2.27cm">
          <text:p/>
        </draw:line>
        <draw:path draw:style-name="gr1" draw:text-style-name="P1" draw:layer="layout" svg:width="1.598cm" svg:height="0.426cm" draw:transform="rotate (-2.99934831955226) translate (4.13952757138201cm 2.0506618711976cm)" svg:viewBox="0 0 1599 427" svg:d="M1599 7c-545-78-1055 491-1599 413">
          <text:p/>
        </draw:path>
        <draw:line draw:style-name="gr2" draw:text-style-name="P1" draw:layer="layout" svg:x1="2.556cm" svg:y1="2.27cm" svg:x2="4.08cm" svg:y2="2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0:26.043000000</meta:creation-date>
    <dc:date>2018-02-13T17:16:24.399000000</dc:date>
    <meta:editing-duration>PT3M45S</meta:editing-duration>
    <meta:editing-cycles>2</meta:editing-cycles>
    <meta:generator>LibreOffice/5.4.0.3$Windows_X86_64 LibreOffice_project/7556cbc6811c9d992f4064ab9287069087d7f62c</meta:generator>
    <meta:document-statistic meta:object-count="5"/>
  </office:meta>
</office:document-meta>
</file>